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4f31" officeooo:paragraph-rsid="000b4f31"/>
    </style:style>
    <style:style style:name="P2" style:family="paragraph" style:parent-style-name="Title">
      <style:text-properties officeooo:rsid="000b4f31" officeooo:paragraph-rsid="000b4f31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text-properties officeooo:rsid="0010fc0f" officeooo:paragraph-rsid="0010fc0f"/>
    </style:style>
    <style:style style:name="P5" style:family="paragraph" style:parent-style-name="Text_20_body" style:list-style-name="L3">
      <style:text-properties officeooo:rsid="0010fc0f" officeooo:paragraph-rsid="0010fc0f"/>
    </style:style>
    <style:style style:name="P6" style:family="paragraph" style:parent-style-name="Text_20_body" style:list-style-name="L3">
      <style:text-properties officeooo:rsid="00179769" officeooo:paragraph-rsid="00179769"/>
    </style:style>
    <style:style style:name="P7" style:family="paragraph" style:parent-style-name="Text_20_body" style:list-style-name="L3">
      <style:text-properties officeooo:rsid="0012a19d" officeooo:paragraph-rsid="0012a19d"/>
    </style:style>
    <style:style style:name="P8" style:family="paragraph" style:parent-style-name="Text_20_body" style:list-style-name="L4">
      <style:text-properties officeooo:rsid="000d4290" officeooo:paragraph-rsid="000d4290"/>
    </style:style>
    <style:style style:name="P9" style:family="paragraph" style:parent-style-name="Text_20_body" style:list-style-name="L4">
      <style:text-properties officeooo:rsid="000b4f31" officeooo:paragraph-rsid="000b4f31"/>
    </style:style>
    <style:style style:name="P10" style:family="paragraph" style:parent-style-name="Text_20_body" style:list-style-name="L4">
      <style:text-properties officeooo:rsid="0010cef8" officeooo:paragraph-rsid="0010cef8"/>
    </style:style>
    <style:style style:name="P11" style:family="paragraph" style:parent-style-name="Text_20_body" style:list-style-name="L4">
      <style:text-properties officeooo:rsid="00148c28" officeooo:paragraph-rsid="00148c28"/>
    </style:style>
    <style:style style:name="P12" style:family="paragraph" style:parent-style-name="Heading_20_1">
      <style:text-properties officeooo:rsid="000b4f31" officeooo:paragraph-rsid="000b4f31"/>
    </style:style>
    <style:style style:name="T1" style:family="text">
      <style:text-properties officeooo:rsid="000f8647"/>
    </style:style>
    <style:style style:name="T2" style:family="text">
      <style:text-properties officeooo:rsid="001537ae"/>
    </style:style>
    <style:style style:name="T3" style:family="text">
      <style:text-properties officeooo:rsid="000b4f31"/>
    </style:style>
    <style:style style:name="T4" style:family="text">
      <style:text-properties style:text-position="0% 100%"/>
    </style:style>
    <style:style style:name="T5" style:family="text">
      <style:text-properties fo:color="#9999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sistance of Vision</text:p>
      <text:p text:style-name="Subtitle"><text:span text:style-name="T4">Workshop</text:span><text:span text:style-name="T3">-Anleitung V1.2</text:span></text:p>
      <text:h text:style-name="P12" text:outline-level="1">Elektronik</text:h>
      <text:list xml:id="list8788819917572112337" text:style-name="L1">
        <text:list-item>
          <text:p text:style-name="P3"><text:span text:style-name="T2">Aufgrund von einem Layout-Fehler sind die Beschriftungen auf der </text:span>Platine<text:span text:style-name="T2"> nicht eindeutig gekennzeichnet, es gibt vier verschiede Beschriftungsmuster. </text:span></text:p>
        </text:list-item>
      </text:list>
      <text:list xml:id="list5251908297668695133" text:style-name="L2">
        <text:list-item>
          <text:p text:style-name="P4">Löten in <text:span text:style-name="T2">f</text:span>olgender Reihenfolge:</text:p>
          <text:list>
            <text:list-item>
              <text:p text:style-name="P4">Widerstand R1</text:p>
            </text:list-item>
            <text:list-item>
              <text:p text:style-name="P4">Kondensatoren C1, C2, C3</text:p>
            </text:list-item>
            <text:list-item>
              <text:p text:style-name="P4">DIP-Sockel IC1 und IC2, dabei darauf achten dass die Einbuchtung in die richtige Richtung zeigt.</text:p>
            </text:list-item>
            <text:list-item>
              <text:p text:style-name="P4">LED1 bis LED8 </text:p>
            </text:list-item>
            <text:list-item>
              <text:p text:style-name="P4">JST-XH Stecker </text:p>
            </text:list-item>
            <text:list-item>
              <text:p text:style-name="P4">Elektrolyt-Kondensator C4<text:span text:style-name="T5"> </text:span>, dabei auf die richtige Polung achten!</text:p>
            </text:list-item>
            <text:list-item>
              <text:p text:style-name="P4">Sockelleisten für den Wemos.</text:p>
            </text:list-item>
            <text:list-item>
              <text:p text:style-name="P4">die restlichen Konnektoren bleiben unbesetzt.</text:p>
            </text:list-item>
            <text:list-item>
              <text:p text:style-name="P4">Den Motortreiber ULN2003 neben dem JST-Stecker und den LED-Treiber TLC5916 neben dem Wemos aufstecken – vorher die Beinchen gerade biegen.</text:p>
            </text:list-item>
          </text:list>
        </text:list-item>
        <text:list-item>
          <text:p text:style-name="P4">Die Platine durch den Betreuer prüfen lassen.</text:p>
        </text:list-item>
        <text:list-item>
          <text:p text:style-name="P4">Den Motor anstecken.</text:p>
        </text:list-item>
        <text:list-item>
          <text:p text:style-name="P4">Den fertigen Wemos D1 mini aufstecken und über das USB-Kabel mit Strom versorgen.</text:p>
        </text:list-item>
      </text:list>
      <text:h text:style-name="P12" text:outline-level="1">Mechanik</text:h>
      <text:list xml:id="list3746442758727712418" text:style-name="L3">
        <text:list-item>
          <text:p text:style-name="P5">In den Plastik-Deckel zuerst den Ring, dann den Kreis mit Holzleim einkleben.</text:p>
        </text:list-item>
        <text:list-item>
          <text:p text:style-name="P6">Das Phosphor-Klebeband (selbstklebend) außen an den Zylinder kleben.</text:p>
        </text:list-item>
        <text:list-item>
          <text:p text:style-name="P7">Das „Platinengehäuse“ zusammenstecken, dabei das Kabel durch den kleinen Schlitz durchführen.</text:p>
        </text:list-item>
        <text:list-item>
          <text:p text:style-name="P7">Die Motorhalterung mit der kleinen Seite Richtung Kreismittelpunkt zusammenstecken, den Motor aufstecken.</text:p>
        </text:list-item>
        <text:list-item>
          <text:p text:style-name="P7">Den Phosphor-Streifen außen an den Zylinder aufkleben, überstehendes Klebeband entfernen.</text:p>
        </text:list-item>
        <text:list-item>
          <text:p text:style-name="P7"><text:soft-page-break/>Alles zusammenstecken und testen.</text:p>
        </text:list-item>
        <text:list-item>
          <text:p text:style-name="P7">Bei Bedarf mit Holzleim zusammenkleben.</text:p>
        </text:list-item>
      </text:list>
      <text:h text:style-name="P12" text:outline-level="1">Software</text:h>
      <text:list xml:id="list3869859984579536829" text:style-name="L4">
        <text:list-item>
          <text:p text:style-name="P8">In der Arduino IDE unter Datei/Voreinstellungen die Boardverwalter-URL <text:a xlink:type="simple" xlink:href="http://arduino.esp8266.com/stable/package_esp8266com_index.json" text:style-name="Internet_20_link" text:visited-style-name="Visited_20_Internet_20_Link">http://arduino.esp8266.com/stable/package_esp8266com_index.json</text:a> eintragen.</text:p>
        </text:list-item>
        <text:list-item>
          <text:p text:style-name="P8">Unter Werkzeuge/Boards/Boardverwalter nach „esp8266“ suchen und das Modul <text:span text:style-name="T1">mit Version 2.4.1</text:span> installieren.</text:p>
        </text:list-item>
        <text:list-item>
          <text:p text:style-name="P9">Software aus Github laden: <text:a xlink:type="simple" xlink:href="https://github.com/fablab-ka/PHABLABS-POV" text:style-name="Internet_20_link" text:visited-style-name="Visited_20_Internet_20_Link">https://github.com/fablab-ka/PHABLABS-POV</text:a></text:p>
        </text:list-item>
        <text:list-item>
          <text:p text:style-name="P10">Den Inhalt des Unterordners libraries nach /home/$user/Arduino/libraries kopieren</text:p>
        </text:list-item>
        <text:list-item>
          <text:p text:style-name="P10">In der Arduino-IDE unter Werkzeuge/Board die Option „Wemos D1 R2 &amp; mini“ auswählen</text:p>
        </text:list-item>
        <text:list-item>
          <text:p text:style-name="P10">Mit [Strg]+[R] den Sketch kompilieren – das dauert bis zu einer Minute</text:p>
        </text:list-item>
        <text:list-item>
          <text:p text:style-name="P11">Den Anweisungen im Github folge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35:40.135466020</meta:creation-date>
    <dc:date>2018-06-11T20:59:12.047747462</dc:date>
    <meta:editing-duration>PT1H18M1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270" meta:character-count="1950" meta:non-whitespace-character-count="1736"/>
  </office:meta>
</office:document-meta>
</file>